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oper Black" svg:font-family="Cooper Black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Cooper Black" fo:font-size="26pt" style:font-size-asian="26pt" style:font-size-complex="26pt"/>
    </style:style>
    <style:style style:name="T3" style:parent-style-name="Policepardéfaut" style:family="text">
      <style:text-properties style:font-name="Cooper Black" fo:font-size="26pt" style:font-size-asian="26pt" style:font-size-complex="26pt"/>
    </style:style>
    <style:style style:name="T4" style:parent-style-name="Policepardéfaut" style:family="text">
      <style:text-properties style:font-name="Cooper Black" fo:font-size="18pt" style:font-size-asian="18pt" style:font-size-complex="18pt" fo:background-color="#FFFF00"/>
    </style:style>
    <style:style style:name="T5" style:parent-style-name="Policepardéfaut" style:family="text">
      <style:text-properties style:font-name="Cooper Black" fo:font-size="18pt" style:font-size-asian="18pt" style:font-size-complex="18pt"/>
    </style:style>
    <style:style style:name="T6" style:parent-style-name="Policepardéfaut" style:family="text">
      <style:text-properties style:font-name="Cooper Black" fo:font-size="18pt" style:font-size-asian="18pt" style:font-size-complex="18pt" fo:background-color="#FFFF00"/>
    </style:style>
    <style:style style:name="T7" style:parent-style-name="Policepardéfaut" style:family="text">
      <style:text-properties style:font-name="Cooper Black" fo:font-size="18pt" style:font-size-asian="18pt" style:font-size-complex="18pt"/>
    </style:style>
    <style:style style:name="T8" style:parent-style-name="Policepardéfaut" style:family="text">
      <style:text-properties style:font-name="Cooper Black" fo:font-size="18pt" style:font-size-asian="18pt" style:font-size-complex="18pt" fo:background-color="#81D41A"/>
    </style:style>
    <style:style style:name="T9" style:parent-style-name="Policepardéfaut" style:family="text">
      <style:text-properties style:font-name="Cooper Black" fo:font-size="18pt" style:font-size-asian="18pt" style:font-size-complex="18pt"/>
    </style:style>
    <style:style style:name="T10" style:parent-style-name="Policepardéfaut" style:family="text">
      <style:text-properties style:font-name="Cooper Black" fo:font-size="18pt" style:font-size-asian="18pt" style:font-size-complex="18pt" fo:background-color="#FFFF00"/>
    </style:style>
    <style:style style:name="T11" style:parent-style-name="Policepardéfaut" style:family="text">
      <style:text-properties style:font-name="Cooper Black" fo:font-size="18pt" style:font-size-asian="18pt" style:font-size-complex="18pt"/>
    </style:style>
    <style:style style:name="T12" style:parent-style-name="Policepardéfaut" style:family="text">
      <style:text-properties style:font-name="Cooper Black" fo:font-size="18pt" style:font-size-asian="18pt" style:font-size-complex="18pt" fo:background-color="#FF4000"/>
    </style:style>
    <style:style style:name="T13" style:parent-style-name="Policepardéfaut" style:family="text">
      <style:text-properties style:font-name="Cooper Black" fo:font-size="18pt" style:font-size-asian="18pt" style:font-size-complex="18pt"/>
    </style:style>
    <style:style style:name="T14" style:parent-style-name="Policepardéfaut" style:family="text">
      <style:text-properties style:font-name="Cooper Black" fo:font-size="18pt" style:font-size-asian="18pt" style:font-size-complex="18pt" fo:background-color="#81D41A"/>
    </style:style>
    <style:style style:name="T15" style:parent-style-name="Policepardéfaut" style:family="text">
      <style:text-properties style:font-name="Cooper Black" fo:font-size="18pt" style:font-size-asian="18pt" style:font-size-complex="18pt"/>
    </style:style>
    <style:style style:name="T16" style:parent-style-name="Policepardéfaut" style:family="text">
      <style:text-properties style:font-name="Cooper Black" fo:font-size="18pt" style:font-size-asian="18pt" style:font-size-complex="18pt"/>
    </style:style>
    <style:style style:name="P17" style:parent-style-name="Standard" style:family="paragraph">
      <style:text-properties style:font-name="Cooper Black" fo:font-size="18pt" style:font-size-asian="18pt" style:font-size-complex="18pt"/>
    </style:style>
    <style:style style:name="P18" style:parent-style-name="Standard" style:family="paragraph">
      <style:text-properties style:font-name="Cooper Black" fo:font-size="18pt" style:font-size-asian="18pt" style:font-size-complex="18pt"/>
    </style:style>
    <style:style style:name="T19" style:parent-style-name="Policepardéfaut" style:family="text">
      <style:text-properties style:font-name="Cooper Black" fo:font-size="18pt" style:font-size-asian="18pt" style:font-size-complex="18pt"/>
    </style:style>
    <style:style style:name="T20" style:parent-style-name="Policepardéfaut" style:family="text">
      <style:text-properties style:font-name="Cooper Black" fo:font-size="18pt" style:font-size-asian="18pt" style:font-size-complex="18pt"/>
    </style:style>
    <style:style style:name="T21" style:parent-style-name="Policepardéfaut" style:family="text">
      <style:text-properties style:font-name="Cooper Black" fo:font-size="18pt" style:font-size-asian="18pt" style:font-size-complex="18pt"/>
    </style:style>
    <style:style style:name="T22" style:parent-style-name="Policepardéfaut" style:family="text">
      <style:text-properties style:font-name="Cooper Black" fo:font-size="18pt" style:font-size-asian="18pt" style:font-size-complex="18pt"/>
    </style:style>
    <style:style style:name="T23" style:parent-style-name="Policepardéfaut" style:family="text">
      <style:text-properties style:font-name="Cooper Black" fo:font-size="18pt" style:font-size-asian="18pt" style:font-size-complex="18pt" fo:background-color="#FFFF00"/>
    </style:style>
    <style:style style:name="T24" style:parent-style-name="Policepardéfaut" style:family="text">
      <style:text-properties style:font-name="Cooper Black" fo:font-size="18pt" style:font-size-asian="18pt" style:font-size-complex="18pt"/>
    </style:style>
    <style:style style:name="T25" style:parent-style-name="Policepardéfaut" style:family="text">
      <style:text-properties style:font-name="Cooper Black" fo:font-size="18pt" style:font-size-asian="18pt" style:font-size-complex="18pt" fo:background-color="#FF4000"/>
    </style:style>
    <style:style style:name="T26" style:parent-style-name="Policepardéfaut" style:family="text">
      <style:text-properties style:font-name="Cooper Black" fo:font-size="18pt" style:font-size-asian="18pt" style:font-size-complex="18pt"/>
    </style:style>
    <style:style style:name="T27" style:parent-style-name="Policepardéfaut" style:family="text">
      <style:text-properties style:font-name="Cooper Black" fo:font-size="18pt" style:font-size-asian="18pt" style:font-size-complex="18pt" fo:background-color="#81D41A"/>
    </style:style>
    <style:style style:name="T28" style:parent-style-name="Policepardéfaut" style:family="text">
      <style:text-properties style:font-name="Cooper Black" fo:font-size="18pt" style:font-size-asian="18pt" style:font-size-complex="18pt" fo:background-color="#FFFF00"/>
    </style:style>
    <style:style style:name="T29" style:parent-style-name="Policepardéfaut" style:family="text">
      <style:text-properties style:font-name="Cooper Black" fo:font-size="18pt" style:font-size-asian="18pt" style:font-size-complex="18pt"/>
    </style:style>
    <style:style style:name="T30" style:parent-style-name="Policepardéfaut" style:family="text">
      <style:text-properties style:font-name="Cooper Black" fo:font-size="18pt" style:font-size-asian="18pt" style:font-size-complex="18pt" fo:background-color="#FF4000"/>
    </style:style>
    <style:style style:name="T31" style:parent-style-name="Policepardéfaut" style:family="text">
      <style:text-properties style:font-name="Cooper Black" fo:font-size="18pt" style:font-size-asian="18pt" style:font-size-complex="18pt"/>
    </style:style>
    <style:style style:name="T32" style:parent-style-name="Policepardéfaut" style:family="text">
      <style:text-properties style:font-name="Cooper Black" fo:font-size="18pt" style:font-size-asian="18pt" style:font-size-complex="18pt" fo:background-color="#81D41A"/>
    </style:style>
    <style:style style:name="T33" style:parent-style-name="Policepardéfaut" style:family="text">
      <style:text-properties style:font-name="Cooper Black" fo:font-size="18pt" style:font-size-asian="18pt" style:font-size-complex="18pt"/>
    </style:style>
    <style:style style:name="T34" style:parent-style-name="Policepardéfaut" style:family="text">
      <style:text-properties style:font-name="Cooper Black" fo:font-size="18pt" style:font-size-asian="18pt" style:font-size-complex="18pt"/>
    </style:style>
    <style:style style:name="T35" style:parent-style-name="Policepardéfaut" style:family="text">
      <style:text-properties style:font-name="Cooper Black" fo:font-size="18pt" style:font-size-asian="18pt" style:font-size-complex="18pt"/>
    </style:style>
    <style:style style:name="T36" style:parent-style-name="Policepardéfaut" style:family="text">
      <style:text-properties style:font-name="Cooper Black" fo:font-size="18pt" style:font-size-asian="18pt" style:font-size-complex="18pt"/>
    </style:style>
    <style:style style:name="T37" style:parent-style-name="Policepardéfaut" style:family="text">
      <style:text-properties style:font-name="Cooper Black" fo:font-size="18pt" style:font-size-asian="18pt" style:font-size-complex="18pt"/>
    </style:style>
    <style:style style:name="T38" style:parent-style-name="Policepardéfaut" style:family="text">
      <style:text-properties style:font-name="Cooper Black" fo:font-size="18pt" style:font-size-asian="18pt" style:font-size-complex="18pt"/>
    </style:style>
    <style:style style:name="T39" style:parent-style-name="Policepardéfaut" style:family="text">
      <style:text-properties style:font-name="Cooper Black" fo:font-size="18pt" style:font-size-asian="18pt" style:font-size-complex="18pt"/>
    </style:style>
    <style:style style:name="T40" style:parent-style-name="Policepardéfaut" style:family="text">
      <style:text-properties style:font-name="Cooper Black" fo:font-size="18pt" style:font-size-asian="18pt" style:font-size-complex="18pt"/>
    </style:style>
    <style:style style:name="T41" style:parent-style-name="Policepardéfaut" style:family="text">
      <style:text-properties style:font-name="Cooper Black" fo:font-size="18pt" style:font-size-asian="18pt" style:font-size-complex="18pt"/>
    </style:style>
    <style:style style:name="T42" style:parent-style-name="Policepardéfaut" style:family="text">
      <style:text-properties style:font-name="Cooper Black" fo:font-size="18pt" style:font-size-asian="18pt" style:font-size-complex="18pt"/>
    </style:style>
    <style:style style:name="T43" style:parent-style-name="Policepardéfaut" style:family="text">
      <style:text-properties style:font-name="Cooper Black" fo:font-size="18pt" style:font-size-asian="18pt" style:font-size-complex="18pt" fo:background-color="#FFFF00"/>
    </style:style>
    <style:style style:name="T44" style:parent-style-name="Policepardéfaut" style:family="text">
      <style:text-properties style:font-name="Cooper Black" fo:font-size="18pt" style:font-size-asian="18pt" style:font-size-complex="18pt"/>
    </style:style>
    <style:style style:name="T45" style:parent-style-name="Policepardéfaut" style:family="text">
      <style:text-properties style:font-name="Cooper Black" fo:font-size="18pt" style:font-size-asian="18pt" style:font-size-complex="18pt" fo:background-color="#FF4000"/>
    </style:style>
    <style:style style:name="T46" style:parent-style-name="Policepardéfaut" style:family="text">
      <style:text-properties style:font-name="Cooper Black" fo:font-size="18pt" style:font-size-asian="18pt" style:font-size-complex="18pt"/>
    </style:style>
    <style:style style:name="T47" style:parent-style-name="Policepardéfaut" style:family="text">
      <style:text-properties style:font-name="Cooper Black" fo:font-size="18pt" style:font-size-asian="18pt" style:font-size-complex="18pt" fo:background-color="#FF4000"/>
    </style:style>
    <style:style style:name="T48" style:parent-style-name="Policepardéfaut" style:family="text">
      <style:text-properties style:font-name="Cooper Black" fo:font-size="18pt" style:font-size-asian="18pt" style:font-size-complex="18pt"/>
    </style:style>
    <style:style style:name="T49" style:parent-style-name="Policepardéfaut" style:family="text">
      <style:text-properties style:font-name="Cooper Black" fo:font-size="18pt" style:font-size-asian="18pt" style:font-size-complex="18pt" fo:background-color="#81D41A"/>
    </style:style>
    <style:style style:name="T50" style:parent-style-name="Policepardéfaut" style:family="text">
      <style:text-properties style:font-name="Cooper Black" fo:font-size="18pt" style:font-size-asian="18pt" style:font-size-complex="18pt"/>
    </style:style>
    <style:style style:name="T51" style:parent-style-name="Policepardéfaut" style:family="text">
      <style:text-properties style:font-name="Cooper Black" fo:font-size="18pt" style:font-size-asian="18pt" style:font-size-complex="18pt"/>
    </style:style>
    <style:style style:name="T52" style:parent-style-name="Policepardéfaut" style:family="text">
      <style:text-properties style:font-name="Cooper Black" fo:font-size="18pt" style:font-size-asian="18pt" style:font-size-complex="18pt" fo:background-color="#FF4000"/>
    </style:style>
    <style:style style:name="T53" style:parent-style-name="Policepardéfaut" style:family="text">
      <style:text-properties style:font-name="Cooper Black" fo:font-size="18pt" style:font-size-asian="18pt" style:font-size-complex="18pt"/>
    </style:style>
    <style:style style:name="T54" style:parent-style-name="Policepardéfaut" style:family="text">
      <style:text-properties style:font-name="Cooper Black" fo:font-size="18pt" style:font-size-asian="18pt" style:font-size-complex="18pt" fo:background-color="#FF4000"/>
    </style:style>
    <style:style style:name="T55" style:parent-style-name="Policepardéfaut" style:family="text">
      <style:text-properties style:font-name="Cooper Black" fo:font-size="18pt" style:font-size-asian="18pt" style:font-size-complex="18pt"/>
    </style:style>
    <style:style style:name="T56" style:parent-style-name="Policepardéfaut" style:family="text">
      <style:text-properties style:font-name="Cooper Black" fo:font-size="18pt" style:font-size-asian="18pt" style:font-size-complex="18pt" fo:background-color="#FF4000"/>
    </style:style>
    <style:style style:name="T57" style:parent-style-name="Policepardéfaut" style:family="text">
      <style:text-properties style:font-name="Cooper Black" fo:font-size="18pt" style:font-size-asian="18pt" style:font-size-complex="18pt"/>
    </style:style>
    <style:style style:name="T58" style:parent-style-name="Policepardéfaut" style:family="text">
      <style:text-properties style:font-name="Cooper Black" fo:font-size="18pt" style:font-size-asian="18pt" style:font-size-complex="18pt" fo:background-color="#81D41A"/>
    </style:style>
    <style:style style:name="T59" style:parent-style-name="Policepardéfaut" style:family="text">
      <style:text-properties style:font-name="Cooper Black" fo:font-size="18pt" style:font-size-asian="18pt" style:font-size-complex="18pt"/>
    </style:style>
    <style:style style:name="T60" style:parent-style-name="Policepardéfaut" style:family="text">
      <style:text-properties style:font-name="Cooper Black" fo:font-size="18pt" style:font-size-asian="18pt" style:font-size-complex="18pt"/>
    </style:style>
    <style:style style:name="T61" style:parent-style-name="Policepardéfaut" style:family="text">
      <style:text-properties style:font-name="Cooper Black" fo:font-size="18pt" style:font-size-asian="18pt" style:font-size-complex="18pt"/>
    </style:style>
    <style:style style:name="P62" style:parent-style-name="Standard" style:family="paragraph">
      <style:text-properties style:font-name="Cooper Black" fo:font-size="18pt" style:font-size-asian="18pt" style:font-size-complex="18pt"/>
    </style:style>
    <style:style style:name="P63" style:parent-style-name="Standard" style:family="paragraph">
      <style:text-properties style:font-name="Cooper Black" fo:font-size="18pt" style:font-size-asian="18pt" style:font-size-complex="18pt"/>
    </style:style>
    <style:style style:name="T64" style:parent-style-name="Policepardéfaut" style:family="text">
      <style:text-properties style:font-name="Cooper Black" fo:font-size="18pt" style:font-size-asian="18pt" style:font-size-complex="18pt"/>
    </style:style>
    <style:style style:name="T65" style:parent-style-name="Policepardéfaut" style:family="text">
      <style:text-properties style:font-name="Cooper Black" fo:font-size="18pt" style:font-size-asian="18pt" style:font-size-complex="18pt"/>
    </style:style>
    <style:style style:name="T66" style:parent-style-name="Policepardéfaut" style:family="text">
      <style:text-properties style:font-name="Cooper Black" fo:font-size="18pt" style:font-size-asian="18pt" style:font-size-complex="18pt" fo:background-color="#81D41A"/>
    </style:style>
    <style:style style:name="T67" style:parent-style-name="Policepardéfaut" style:family="text">
      <style:text-properties style:font-name="Cooper Black" fo:font-size="18pt" style:font-size-asian="18pt" style:font-size-complex="18pt"/>
    </style:style>
    <style:style style:name="T68" style:parent-style-name="Policepardéfaut" style:family="text">
      <style:text-properties style:font-name="Cooper Black" fo:font-size="18pt" style:font-size-asian="18pt" style:font-size-complex="18pt"/>
    </style:style>
    <style:style style:name="T69" style:parent-style-name="Policepardéfaut" style:family="text">
      <style:text-properties style:font-name="Cooper Black" fo:font-size="18pt" style:font-size-asian="18pt" style:font-size-complex="18pt" fo:background-color="#81D41A"/>
    </style:style>
    <style:style style:name="P70" style:parent-style-name="Standard" style:family="paragraph">
      <style:text-properties style:font-name="Cooper Black" fo:font-size="18pt" style:font-size-asian="18pt" style:font-size-complex="18pt"/>
    </style:style>
    <style:style style:name="P71" style:parent-style-name="Standard" style:family="paragraph">
      <style:text-properties style:font-name="Cooper Black" fo:font-size="18pt" style:font-size-asian="18pt" style:font-size-complex="18pt"/>
    </style:style>
    <style:style style:name="P72" style:parent-style-name="Standard" style:family="paragraph">
      <style:text-properties style:font-name="Cooper Black" fo:font-size="18pt" style:font-size-asian="18pt" style:font-size-complex="18pt"/>
    </style:style>
    <style:style style:name="P73" style:parent-style-name="Standard" style:family="paragraph">
      <style:text-properties style:font-name="Cooper Black" fo:font-size="18pt" style:font-size-asian="18pt" style:font-size-complex="18pt"/>
    </style:style>
    <style:style style:family="graphic" style:name="a1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4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9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4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7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ustom-shape svg:x="8.44583in" svg:y="0.25903in" svg:width="1.775in" svg:height="0.86806in" draw:z-index="251658240" draw:id="id0" draw:style-name="a0" draw:name="Forme3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3"><draw:custom-shape svg:x="-0.12917in" svg:y="0.20903in" svg:width="7.70833in" svg:height="0.9375in" draw:z-index="10" draw:id="id1" draw:style-name="a1" draw:name="Forme1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Standard"><text:span text:style-name="T4">Directeur commercial</text:span><text:span text:style-name="T5"><text:s text:c="10"/></text:span><text:span text:style-name="T6"><text:s/>Directeur Resto microbrasserie</text:span><text:span text:style-name="T7"><text:s text:c="18"/></text:span><text:span text:style-name="T8">Chef cuisine</text:span></text:p>
      <text:p text:style-name="Standard"><text:span text:style-name="T9"><text:s text:c="10"/></text:span><text:span text:style-name="T10"><text:s/>(Fabrice)</text:span><text:span text:style-name="T11"><text:s text:c="47"/></text:span><text:span text:style-name="T12"><text:s/>(Nicolas)</text:span><text:span text:style-name="T13"><text:s text:c="43"/></text:span><text:span text:style-name="T14">(William)</text:span></text:p>
      <text:p text:style-name="Standard"><text:span text:style-name="T15"><draw:connector draw:type="line" svg:x1="2.75551in" svg:y1="0.16024in" svg:x2="2.7437in" svg:y2="1.10815in" draw:z-index="11" draw:id="id2" draw:style-name="a2" draw:name="Forme2" text:anchor-type="paragraph"><svg:title/><svg:desc/></draw:connector></text:span><text:span text:style-name="T16"><draw:connector draw:type="line" svg:x1="9.43246in" svg:y1="0.13661in" svg:x2="9.42205in" svg:y2="1.15536in" draw:z-index="17" draw:id="id3" draw:style-name="a3" draw:name="Forme18" text:anchor-type="paragraph"><svg:title/><svg:desc/></draw:connector></text:span></text:p>
      <text:p text:style-name="P17"/>
      <text:p text:style-name="P18"/>
      <text:p text:style-name="Standard"><text:span text:style-name="T19"><draw:custom-shape svg:x="-0.02083in" svg:y="0.23611in" svg:width="2.04167in" svg:height="0.71736in" draw:z-index="251659264" draw:id="id4" draw:style-name="a4" draw:name="Forme4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20"><draw:custom-shape svg:x="3.9125in" svg:y="0.23611in" svg:width="2.25833in" svg:height="0.68264in" draw:z-index="2" draw:id="id5" draw:style-name="a5" draw:name="Forme5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21"><draw:connector draw:type="line" svg:x1="1.97992in" svg:y1="0.2374in" svg:x2="3.91256in" svg:y2="0.2374in" draw:z-index="12" draw:id="id6" draw:style-name="a6" draw:name="Forme12" text:anchor-type="paragraph"><svg:title/><svg:desc/></draw:connector></text:span></text:p>
      <text:p text:style-name="Standard"><text:span text:style-name="T22"><draw:custom-shape svg:x="8.6375in" svg:y="0.00764in" svg:width="1.85833in" svg:height="0.63681in" draw:z-index="3" draw:id="id7" draw:style-name="a7" draw:name="Forme6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23"><text:s text:c="2"/>Manager <text:s/>Bar</text:span><text:span text:style-name="T24"><text:s text:c="37"/></text:span><text:span text:style-name="T25"><text:s/>Manager salle</text:span><text:span text:style-name="T26"><text:s text:c="48"/></text:span><text:span text:style-name="T27">Sous chef</text:span></text:p>
      <text:p text:style-name="Standard"><text:span text:style-name="T28"><text:s text:c="6"/>(Nino) <text:s text:c="3"/></text:span><text:span text:style-name="T29"><text:s text:c="43"/></text:span><text:span text:style-name="T30"><text:s/>(Angélique)<text:s/></text:span><text:span text:style-name="T31"><text:s text:c="50"/></text:span><text:span text:style-name="T32">(Julien)</text:span></text:p>
      <text:p text:style-name="Standard"><text:span text:style-name="T33"><draw:connector draw:type="line" svg:x1="0.93819in" svg:y1="0.09449in" svg:x2="0.93819in" svg:y2="0.84588in" draw:z-index="9" draw:id="id8" draw:style-name="a8" draw:name="Forme13" text:anchor-type="paragraph"><svg:title/><svg:desc/></draw:connector></text:span><text:span text:style-name="T34"><draw:connector draw:type="line" svg:x1="5.48661in" svg:y1="0.05984in" svg:x2="5.48661in" svg:y2="0.42929in" draw:z-index="13" draw:id="id9" draw:style-name="a9" draw:name="Forme14" text:anchor-type="paragraph"><svg:title/><svg:desc/></draw:connector></text:span><text:span text:style-name="T35"><draw:connector draw:type="line" svg:x1="9.50276in" svg:y1="0.07165in" svg:x2="9.50276in" svg:y2="0.81124in" draw:z-index="18" draw:id="id10" draw:style-name="a10" draw:name="Forme19" text:anchor-type="paragraph"><svg:title/><svg:desc/></draw:connector></text:span></text:p>
      <text:p text:style-name="Standard"><text:span text:style-name="T36"><draw:connector draw:type="line" svg:x1="4.17913in" svg:y1="0.14291in" svg:x2="6.53955in" svg:y2="0.14291in" draw:z-index="14" draw:id="id11" draw:style-name="a11" draw:name="Forme15" text:anchor-type="paragraph"><svg:title/><svg:desc/></draw:connector></text:span><text:span text:style-name="T37"><draw:connector draw:type="line" svg:x1="4.17913in" svg:y1="0.14291in" svg:x2="4.18955in" svg:y2="0.40889in" draw:z-index="15" draw:id="id12" draw:style-name="a12" draw:name="Forme16" text:anchor-type="paragraph"><svg:title/><svg:desc/></draw:connector></text:span><text:span text:style-name="T38"><draw:connector draw:type="line" svg:x1="6.54016in" svg:y1="0.14291in" svg:x2="6.54016in" svg:y2="0.46722in" draw:z-index="16" draw:id="id13" draw:style-name="a13" draw:name="Forme17" text:anchor-type="paragraph"><svg:title/><svg:desc/></draw:connector></text:span></text:p>
      <text:p text:style-name="Standard"><text:span text:style-name="T39"><draw:custom-shape svg:x="8.65417in" svg:y="0.23611in" svg:width="1.38333in" svg:height="0.72917in" draw:z-index="7" draw:id="id14" draw:style-name="a14" draw:name="Forme10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40"><draw:custom-shape svg:x="-0.05417in" svg:y="0.26944in" svg:width="2.425in" svg:height="0.67153in" draw:z-index="4" draw:id="id15" draw:style-name="a15" draw:name="Forme7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41"><draw:custom-shape svg:x="3.10417in" svg:y="0.11944in" svg:width="2.21667in" svg:height="0.86806in" draw:z-index="5" draw:id="id16" draw:style-name="a16" draw:name="Forme8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42"><draw:custom-shape svg:x="5.54583in" svg:y="0.17778in" svg:width="2.04167in" svg:height="0.81042in" draw:z-index="6" draw:id="id17" draw:style-name="a17" draw:name="Forme9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Standard"><text:span text:style-name="T43"><text:s/>Barman/Brasseur</text:span><text:span text:style-name="T44"><text:s text:c="15"/></text:span><text:span text:style-name="T45"><text:s text:c="3"/>Serveuses<text:s/></text:span><text:span text:style-name="T46"><text:s text:c="13"/></text:span><text:span text:style-name="T47">Apprentis salle</text:span><text:span text:style-name="T48"><text:s text:c="22"/></text:span><text:span text:style-name="T49"><text:s/>Second<text:s/></text:span><text:span text:style-name="T50"><text:s text:c="46"/></text:span></text:p>
      <text:p text:style-name="Standard"><text:span text:style-name="T51"><text:s text:c="8"/></text:span><text:span text:style-name="T52"><text:s/>(Martin)<text:s/></text:span><text:span text:style-name="T53"><text:s text:c="22"/></text:span><text:span text:style-name="T54">(Eden et Andréa</text:span><text:span text:style-name="T55">) <text:s text:c="15"/></text:span><text:span text:style-name="T56">(Ines) <text:s/></text:span><text:span text:style-name="T57"><text:s text:c="26"/></text:span><text:span text:style-name="T58"><text:s/>(Erick)</text:span></text:p>
      <text:p text:style-name="Standard"><text:span text:style-name="T59"><draw:connector draw:type="line" svg:x1="9.56102in" svg:y1="0.10709in" svg:x2="9.54921in" svg:y2="1.10223in" draw:z-index="19" draw:id="id18" draw:style-name="a18" draw:name="Forme20" text:anchor-type="paragraph"><svg:title/><svg:desc/></draw:connector></text:span><text:span text:style-name="T60"><text:s text:c="60"/></text:span><text:span text:style-name="T61"><text:s text:c="49"/></text:span></text:p>
      <text:p text:style-name="P62"/>
      <text:p text:style-name="P63"><text:s text:c="124"/></text:p>
      <text:p text:style-name="Standard"><text:span text:style-name="T64"><draw:custom-shape svg:x="8.67083in" svg:y="0.24028in" svg:width="1.54167in" svg:height="0.69444in" draw:z-index="8" draw:id="id19" draw:style-name="a19" draw:name="Forme11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Standard"><text:span text:style-name="T65"><text:s text:c="140"/></text:span><text:span text:style-name="T66"><text:s/>Plongeuse</text:span></text:p>
      <text:p text:style-name="Standard"><text:span text:style-name="T67"><text:s text:c="104"/></text:span><text:span text:style-name="T68"><text:s text:c="36"/></text:span><text:span text:style-name="T69">(Nathalie)</text:span></text:p>
      <text:p text:style-name="P70"><text:s text:c="2"/></text:p>
      <text:p text:style-name="P71"/>
      <text:soft-page-break/>
      <text:p text:style-name="P72"><text:s text:c="30"/></text:p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oper Black" svg:font-family="Cooper Black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olin Chomel</dc:creator>
    <meta:creation-date>2020-11-05T21:59:00Z</meta:creation-date>
    <dc:date>2020-11-23T17:07:00Z</dc:date>
    <meta:template xlink:href="Normal.dotm" xlink:type="simple"/>
    <meta:editing-cycles>3</meta:editing-cycles>
    <meta:editing-duration>PT600S</meta:editing-duration>
    <meta:document-statistic meta:page-count="2" meta:paragraph-count="2" meta:word-count="206" meta:character-count="1341" meta:row-count="9" meta:non-whitespace-character-count="1137"/>
  </office:meta>
</office:document-meta>
</file>